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ff4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cccccc" draw:textarea-vertical-align="middle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1.782cm" fo:min-width="2.294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7cm"/>
    </style:style>
    <style:style style:name="gr9" style:family="graphic" style:parent-style-name="standard">
      <style:graphic-properties svg:stroke-color="#000000" draw:fill-color="#acb20c" draw:textarea-horizontal-align="justify" draw:textarea-vertical-align="middle" draw:auto-grow-height="false" fo:min-height="0.258cm" fo:min-width="0cm"/>
    </style:style>
    <style:style style:name="gr10" style:family="graphic" style:parent-style-name="objectwithoutfill">
      <style:graphic-properties svg:stroke-width="0.028cm" svg:stroke-color="#e8a202" draw:marker-start-width="0.242cm" draw:marker-end-width="0.242cm" draw:fill="none" draw:fill-color="#ff860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acb20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81cm" svg:stroke-color="#ff4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0.512cm" fo:min-width="2.294cm"/>
      <style:paragraph-properties style:writing-mode="lr-tb"/>
    </style:style>
    <style:style style:name="gr14" style:family="graphic" style:parent-style-name="standard">
      <style:graphic-properties svg:stroke-color="#000000" draw:fill-color="#f10d0c" draw:textarea-horizontal-align="justify" draw:textarea-vertical-align="middle" draw:auto-grow-height="false" fo:min-height="1.782cm" fo:min-width="2.294cm"/>
      <style:paragraph-properties style:writing-mode="lr-tb"/>
    </style:style>
    <style:style style:name="gr15" style:family="graphic" style:parent-style-name="standard">
      <style:graphic-properties svg:stroke-color="#ffffff" draw:fill-color="#000000" draw:textarea-horizontal-align="justify" draw:textarea-vertical-align="middle" draw:auto-grow-height="false" fo:min-height="2.417cm" fo:min-width="2.802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004cm" fo:min-width="0.008cm"/>
    </style:style>
    <style:style style:name="gr17" style:family="graphic" style:parent-style-name="standard">
      <style:graphic-properties svg:stroke-color="#ffffff" draw:fill-color="#000000" draw:textarea-horizontal-align="justify" draw:textarea-vertical-align="middle" draw:auto-grow-height="false" fo:min-height="2.163cm" fo:min-width="2.5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cm"/>
    </style:style>
    <style:style style:name="gr2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objectwithoutfill">
      <style:graphic-properties svg:stroke-width="0.028cm" svg:stroke-color="#00a93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1.532cm"/>
      <style:paragraph-properties style:writing-mode="lr-tb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0.258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acb20c"/>
      <style:paragraph-properties fo:text-align="center"/>
    </style:style>
    <style:style style:name="P7" style:family="paragraph">
      <loext:graphic-properties draw:fill="none" draw:fill-color="#ff860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999999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ffffff"/>
    </style:style>
    <style:style style:name="P11" style:family="paragraph">
      <loext:graphic-properties draw:fill-color="#f10d0c"/>
      <style:paragraph-properties fo:text-align="center" style:writing-mode="lr-tb"/>
      <style:text-properties fo:color="#ffffff"/>
    </style:style>
    <style:style style:name="P12" style:family="paragraph">
      <loext:graphic-properties draw:fill="none" draw:fill-color="#ffffff"/>
      <style:paragraph-properties style:writing-mode="lr-tb"/>
      <style:text-properties fo:color="#ff4000"/>
    </style:style>
    <style:style style:name="P13" style:family="paragraph">
      <style:paragraph-properties fo:text-align="center"/>
    </style:style>
    <style:style style:name="P14" style:family="paragraph">
      <loext:graphic-properties draw:fill-color="#000000"/>
      <style:paragraph-properties fo:text-align="center" style:writing-mode="lr-tb"/>
    </style:style>
    <style:style style:name="T1" style:family="text">
      <style:text-properties fo:color="#ffffff"/>
    </style:style>
    <style:style style:name="T2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507cm" svg:height="0.634cm" draw:transform="rotate (-3.14159265358979) translate (12.7cm 6.858cm)" svg:viewBox="0 0 508 635" svg:d="M0 0c508 0 508 127 508 635">
          <text:p/>
        </draw:path>
        <draw:path draw:style-name="gr1" draw:text-style-name="P1" draw:layer="layout" svg:width="1.839cm" svg:height="5.587cm" draw:transform="rotate (1.5707963267949) translate (6.604cm 7.112cm)" svg:viewBox="0 0 1840 5588" svg:d="M1651 5588c889 0-1651-3302-1651-5588">
          <text:p/>
        </draw:path>
        <draw:path draw:style-name="gr2" draw:text-style-name="P1" draw:layer="layout" svg:width="2.539cm" svg:height="3.047cm" draw:transform="rotate (-3.14159265358979) translate (10.668cm 4.699cm)" svg:viewBox="0 0 2540 3048" svg:d="M1778 0c762 0 762 381 762 762s-254 635-1143 889-1397 381-1397 1397">
          <text:p/>
        </draw:path>
        <draw:path draw:style-name="gr2" draw:text-style-name="P1" draw:layer="layout" svg:width="2.031cm" svg:height="1.015cm" draw:transform="rotate (1.5707963267949) translate (9.652cm 6.731cm)" svg:viewBox="0 0 2032 1016" svg:d="M0 1016c1905 0 2032-381 2032-1016">
          <text:p/>
        </draw:path>
        <draw:path draw:style-name="gr3" draw:text-style-name="P1" draw:layer="layout" svg:width="3.936cm" svg:height="0.507cm" draw:transform="rotate (-3.14159265358979) translate (10.541cm 7.366cm)" svg:viewBox="0 0 3937 508" svg:d="M0 508c1905 0 1778-508 3937-508">
          <text:p/>
        </draw:path>
        <draw:path draw:style-name="gr4" draw:text-style-name="P2" draw:layer="layout" svg:width="0.507cm" svg:height="1.714cm" svg:x="9.017cm" svg:y="6.096cm" svg:viewBox="0 0 508 1715" svg:d="M0 191c0 254 254 254 254 0 0-255 254-255 254 0 0 254 0 1524 0 1524h-508z">
          <text:p/>
        </draw:path>
        <draw:path draw:style-name="gr3" draw:text-style-name="P1" draw:layer="layout" svg:width="0.126cm" svg:height="0.253cm" draw:transform="rotate (-3.14159265358979) translate (9.39833421052632cm 6.604cm)" svg:viewBox="0 0 127 254" svg:d="M127 254c-169 0-169-254 0-254">
          <text:p/>
        </draw:path>
        <draw:path draw:style-name="gr1" draw:text-style-name="P1" draw:layer="layout" svg:width="0.126cm" svg:height="0.253cm" draw:transform="rotate (-3.14159265358979) translate (9.39833421052632cm 6.35cm)" svg:viewBox="0 0 127 254" svg:d="M127 254c-169 0-169-254 0-254">
          <text:p/>
        </draw:path>
        <draw:custom-shape draw:style-name="gr5" draw:text-style-name="P3" draw:layer="layout" svg:width="2.794cm" svg:height="2.032cm" svg:x="10.28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541cm" svg:y="6.7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2.573cm" svg:y="6.73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89cm" svg:height="0.962cm" svg:x="12.192cm" svg:y="6.985cm">
          <draw:text-box>
            <text:p>+</text:p>
          </draw:text-box>
        </draw:frame>
        <draw:frame draw:style-name="gr7" draw:text-style-name="P4" draw:layer="layout" svg:width="0.889cm" svg:height="0.962cm" svg:x="10.287cm" svg:y="6.985cm">
          <draw:text-box>
            <text:p>-</text:p>
          </draw:text-box>
        </draw:frame>
        <draw:g>
          <draw:custom-shape draw:style-name="gr8" draw:text-style-name="P5" draw:layer="layout" svg:width="1.27cm" svg:height="0.127cm" svg:x="8.636cm" svg:y="5.2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4cm" svg:height="0.508cm" svg:x="8.763cm" svg:y="4.69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4cm" svg:height="0.508cm" svg:x="9.525cm" svg:y="4.699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9.017cm" svg:y1="4.953cm" svg:x2="9.525cm" svg:y2="4.953cm">
            <text:p/>
          </draw:line>
          <draw:line draw:style-name="gr10" draw:text-style-name="P7" draw:layer="layout" svg:x1="9.017cm" svg:y1="5.08cm" svg:x2="9.525cm" svg:y2="5.08cm">
            <text:p/>
          </draw:line>
          <draw:line draw:style-name="gr10" draw:text-style-name="P7" draw:layer="layout" svg:x1="9.017cm" svg:y1="4.826cm" svg:x2="9.525cm" svg:y2="4.826cm">
            <text:p/>
          </draw:line>
          <draw:custom-shape draw:style-name="gr11" draw:text-style-name="P6" draw:layer="layout" svg:width="0.254cm" svg:height="0.127cm" svg:x="8.763cm" svg:y="4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254cm" svg:height="0.127cm" svg:x="9.525cm" svg:y="4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2.7cm" svg:y1="6.731cm" svg:x2="12.7cm" svg:y2="1.651cm">
          <text:p/>
        </draw:line>
        <draw:custom-shape draw:style-name="gr13" draw:text-style-name="P9" draw:layer="layout" svg:width="2.794cm" svg:height="0.762cm" svg:x="10.287cm" svg:y="0.923cm">
          <text:p text:style-name="P8">LOAD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794cm" svg:height="2.032cm" svg:x="1.778cm" svg:y="6.604cm">
          <text:p text:style-name="P10"><text:span text:style-name="T1">LabJack </text:span></text:p>
          <text:p text:style-name="P10"><text:span text:style-name="T1">U3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127cm" svg:height="0.253cm" draw:transform="rotate (-3.14159265358979) translate (9.271cm 5.842cm)" svg:viewBox="0 0 128 254" svg:d="M0 254c170 0 170-254 0-254">
          <text:p/>
        </draw:path>
        <draw:path draw:style-name="gr3" draw:text-style-name="P1" draw:layer="layout" svg:width="0.126cm" svg:height="0.253cm" draw:transform="rotate (-3.14159265358979) translate (9.39833421052632cm 6.096cm)" svg:viewBox="0 0 127 254" svg:d="M127 254c-169 0-169-254 0-254">
          <text:p/>
        </draw:path>
        <draw:path draw:style-name="gr1" draw:text-style-name="P1" draw:layer="layout" svg:width="0.127cm" svg:height="0.253cm" draw:transform="rotate (-3.14159265358979) translate (9.271cm 6.096cm)" svg:viewBox="0 0 128 254" svg:d="M0 254c170 0 170-254 0-254">
          <text:p/>
        </draw:path>
        <draw:path draw:style-name="gr3" draw:text-style-name="P1" draw:layer="layout" svg:width="0.127cm" svg:height="0.253cm" draw:transform="rotate (-3.14159265358979) translate (9.271cm 6.35cm)" svg:viewBox="0 0 128 254" svg:d="M0 254c170 0 170-254 0-254">
          <text:p/>
        </draw:path>
        <draw:path draw:style-name="gr1" draw:text-style-name="P1" draw:layer="layout" svg:width="0.127cm" svg:height="0.253cm" draw:transform="rotate (-3.14159265358979) translate (9.271cm 6.604cm)" svg:viewBox="0 0 128 254" svg:d="M0 254c170 0 170-254 0-254">
          <text:p/>
        </draw:path>
        <draw:path draw:style-name="gr1" draw:text-style-name="P1" draw:layer="layout" svg:width="0.38cm" svg:height="0.507cm" draw:transform="rotate (-3.14159265358979) translate (9.271cm 5.588cm)" svg:viewBox="0 0 381 508" svg:d="M0 0c381 0 381 254 381 254v254">
          <text:p/>
        </draw:path>
        <draw:path draw:style-name="gr3" draw:text-style-name="P1" draw:layer="layout" svg:width="0.379cm" svg:height="0.507cm" draw:transform="rotate (-3.14159265358979) translate (9.652cm 5.588cm)" svg:viewBox="0 0 380 508" svg:d="M380 0c-380 0-380 254-380 254v254">
          <text:p/>
        </draw:path>
        <draw:path draw:style-name="gr1" draw:text-style-name="P1" draw:layer="layout" svg:width="0.126cm" svg:height="0.253cm" draw:transform="rotate (-3.14159265358979) translate (9.39833421052632cm 5.842cm)" svg:viewBox="0 0 127 254" svg:d="M127 254c-169 0-169-254 0-254">
          <text:p/>
        </draw:path>
        <draw:path draw:style-name="gr4" draw:text-style-name="P2" draw:layer="layout" svg:width="0.507cm" svg:height="2.158cm" svg:x="9.017cm" svg:y="6.096cm" svg:viewBox="0 0 508 2159" svg:d="M508 240c0 320-254 320-254 0s-254-320-254 0 0 1919 0 1919h508z">
          <text:p/>
        </draw:path>
        <draw:path draw:style-name="gr4" draw:text-style-name="P2" draw:layer="layout" svg:width="0.507cm" svg:height="1.714cm" draw:transform="rotate (1.5707963267949) translate (7.3025cm 8.255cm)" svg:viewBox="0 0 508 1715" svg:d="M0 191c0 254 254 254 254 0 0-255 254-255 254 0 0 254 0 1524 0 1524h-508z">
          <text:p/>
        </draw:path>
        <draw:line draw:style-name="gr1" draw:text-style-name="P1" draw:layer="layout" svg:x1="7.868cm" svg:y1="8.136cm" svg:x2="6.598cm" svg:y2="8.136cm">
          <text:p/>
        </draw:line>
        <draw:line draw:style-name="gr3" draw:text-style-name="P1" draw:layer="layout" svg:x1="7.874cm" svg:y1="7.874cm" svg:x2="6.604cm" svg:y2="7.874cm">
          <text:p/>
        </draw:line>
        <draw:path draw:style-name="gr4" draw:text-style-name="P2" draw:layer="layout" svg:width="0.507cm" svg:height="1.714cm" draw:transform="rotate (1.5707963267949) translate (7.3025cm 8.255cm)" svg:viewBox="0 0 508 1715" svg:d="M508 191c0 254-254 254-254 0 0-255-254-255-254 0 0 254 0 1524 0 1524h508z">
          <text:p/>
        </draw:path>
        <draw:frame draw:style-name="gr7" draw:text-style-name="P12" draw:layer="layout" svg:width="0.762cm" svg:height="0.962cm" svg:x="6.604cm" svg:y="6.15cm">
          <draw:text-box>
            <text:p><text:span text:style-name="T2">+</text:span></text:p>
          </draw:text-box>
        </draw:frame>
        <draw:frame draw:style-name="gr7" draw:text-style-name="P12" draw:layer="layout" svg:width="0.508cm" svg:height="0.962cm" svg:x="6.604cm" svg:y="8.309cm">
          <draw:text-box>
            <text:p><text:span text:style-name="T2">+</text:span></text:p>
          </draw:text-box>
        </draw:frame>
        <draw:custom-shape draw:style-name="gr15" draw:text-style-name="P5" draw:layer="layout" svg:width="3.302cm" svg:height="2.667cm" svg:x="2.032cm" svg:y="2.4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508cm" svg:height="0.254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048cm" svg:height="2.413cm" svg:x="2.159cm" svg:y="2.54cm">
          <text:p text:style-name="P8">CPU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5.08cm" svg:height="1.165cm" svg:x="0.508cm" svg:y="0.613cm">
          <draw:text-box>
            <text:p>USB Isolator</text:p>
          </draw:text-box>
        </draw:frame>
        <draw:line draw:style-name="gr19" draw:text-style-name="P1" draw:layer="layout" svg:x1="1.27cm" svg:y1="1.905cm" svg:x2="1.651cm" svg:y2="3.937cm">
          <text:p/>
        </draw:line>
        <draw:custom-shape draw:style-name="gr20" draw:text-style-name="P5" draw:layer="layout" svg:width="0.254cm" svg:height="0.762cm" svg:x="12.573cm" svg:y="5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254cm" svg:height="0.762cm" svg:x="12.065cm" svg:y="5.461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413cm" svg:height="1.016cm" svg:x="12.827cm" svg:y="5.334cm">
          <draw:text-box>
            <text:p>Fuses</text:p>
          </draw:text-box>
        </draw:frame>
        <draw:path draw:style-name="gr3" draw:text-style-name="P1" draw:layer="layout" svg:width="1.277cm" svg:height="3.428cm" draw:transform="rotate (-3.14159265358979) translate (1.778cm 7.62cm)" svg:viewBox="0 0 1278 3429" svg:d="M0 0c1524 0 1778 3429 254 3429">
          <text:p/>
        </draw:path>
        <draw:frame draw:style-name="gr22" draw:text-style-name="P4" draw:layer="layout" svg:width="5.08cm" svg:height="1.27cm" svg:x="0.508cm" svg:y="8.763cm">
          <draw:text-box>
            <text:p>USB</text:p>
          </draw:text-box>
        </draw:frame>
        <draw:line draw:style-name="gr19" draw:text-style-name="P1" draw:layer="layout" svg:x1="1.27cm" svg:y1="8.763cm" svg:x2="1.143cm" svg:y2="7.62cm">
          <text:p/>
        </draw:line>
        <draw:frame draw:style-name="gr21" draw:text-style-name="P4" draw:layer="layout" svg:width="2.413cm" svg:height="1.016cm" svg:x="8.636cm" svg:y="3.429cm">
          <draw:text-box>
            <text:p>Shunt</text:p>
          </draw:text-box>
        </draw:frame>
        <draw:line draw:style-name="gr23" draw:text-style-name="P1" draw:layer="layout" svg:x1="4.191cm" svg:y1="5.08cm" svg:x2="4.191cm" svg:y2="5.334cm">
          <text:p/>
        </draw:line>
        <draw:line draw:style-name="gr23" draw:text-style-name="P1" draw:layer="layout" svg:x1="3.81cm" svg:y1="5.334cm" svg:x2="4.572cm" svg:y2="5.334cm">
          <text:p/>
        </draw:line>
        <draw:line draw:style-name="gr23" draw:text-style-name="P1" draw:layer="layout" svg:x1="3.937cm" svg:y1="5.461cm" svg:x2="4.445cm" svg:y2="5.461cm">
          <text:p/>
        </draw:line>
        <draw:line draw:style-name="gr23" draw:text-style-name="P1" draw:layer="layout" svg:x1="4.064cm" svg:y1="5.588cm" svg:x2="4.318cm" svg:y2="5.588cm">
          <text:p/>
        </draw:line>
        <draw:custom-shape draw:style-name="gr24" draw:text-style-name="P14" draw:layer="layout" svg:width="2.032cm" svg:height="1.778cm" svg:x="4.572cm" svg:y="6.731cm">
          <text:p text:style-name="P8">B.M.</text:p>
          <text:p text:style-name="P8">PCB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54cm" svg:height="0.508cm" svg:x="8.89cm" svg:y="7.7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4:45:31.399769164</meta:creation-date>
    <dc:date>2021-12-05T17:12:29.172709753</dc:date>
    <meta:editing-duration>PT12M11S</meta:editing-duration>
    <meta:editing-cycles>4</meta:editing-cycles>
    <meta:generator>LibreOffice/6.4.7.2$Linux_X86_64 LibreOffice_project/40$Build-2</meta:generator>
    <meta:document-statistic meta:object-count="58"/>
  </office:meta>
</office:document-meta>
</file>